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dash" draw:stroke-dash="Ultrafine_20_Dashed" draw:marker-start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5" style:family="graphic" style:parent-style-name="standard">
      <style:graphic-properties draw:stroke="none" draw:fill="none" fo:min-height="0.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P4" style:family="paragraph">
      <style:text-properties style:font-name="Tw Cen MT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style:style style:name="T3" style:family="text">
      <style:text-properties style:font-name="Tw Cen MT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8.2cm" svg:y="2.6cm">
          <text:p text:style-name="P1"><text:span text:style-name="T1">UART</text:span></text:p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3cm" svg:y="2.6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cm" svg:y1="3.65cm" svg:x2="5cm" svg:y2="3.65cm" draw:start-shape="id1" draw:start-glue-point="6" draw:end-shape="id2" draw:end-glue-point="10" svg:d="M8200 3650h-3200" svg:viewBox="0 0 3201 1">
          <text:p/>
        </draw:connector>
        <draw:connector draw:style-name="gr3" draw:text-style-name="P1" draw:layer="layout" svg:x1="4.707cm" svg:y1="2.907cm" svg:x2="8.493cm" svg:y2="2.907cm" draw:start-shape="id2" draw:start-glue-point="11" draw:end-shape="id1" draw:end-glue-point="5" svg:d="M4707 2907h3786" svg:viewBox="0 0 3787 1">
          <text:p/>
        </draw:connector>
        <draw:frame draw:style-name="gr4" draw:text-style-name="P3" draw:layer="layout" svg:width="3cm" svg:height="0.602cm" svg:x="5.7cm" svg:y="3.598cm">
          <draw:text-box>
            <text:p><text:span text:style-name="T2">uart_rx_if</text:span></text:p>
          </draw:text-box>
        </draw:frame>
        <draw:frame draw:style-name="gr4" draw:text-style-name="P4" draw:layer="layout" svg:width="3.9cm" svg:height="0.602cm" svg:x="4.9cm" svg:y="2.4cm">
          <draw:text-box>
            <text:p><text:span text:style-name="T3">data_ready() notification</text:span></text:p>
          </draw:text-box>
        </draw:frame>
        <draw:connector draw:style-name="gr2" draw:text-style-name="P1" draw:layer="layout" svg:x1="8.493cm" svg:y1="4.393cm" svg:x2="4.707cm" svg:y2="4.393cm" draw:start-shape="id1" draw:start-glue-point="7" draw:end-shape="id2" draw:end-glue-point="9" svg:d="M8493 4393h-3786" svg:viewBox="0 0 3787 1">
          <text:p/>
        </draw:connector>
        <draw:frame draw:style-name="gr4" draw:text-style-name="P3" draw:layer="layout" svg:width="3.6cm" svg:height="0.602cm" svg:x="4.7cm" svg:y="4.398cm">
          <draw:text-box>
            <text:p><text:span text:style-name="T2">uart_config_if (optional)</text:span></text:p>
          </draw:text-box>
        </draw:frame>
        <draw:frame draw:style-name="gr5" draw:text-style-name="P1" draw:layer="layout" svg:width="4.313cm" svg:height="0.73cm" svg:x="4.687cm" svg:y="5.3cm">
          <draw:text-box>
            <text:p text:style-name="P1"><text:span text:style-name="T1">Uart RX task layout</text:span></text:p>
          </draw:text-box>
        </draw:frame>
        <draw:custom-shape draw:style-name="gr1" draw:text-style-name="P2" xml:id="id3" draw:id="id3" draw:layer="layout" svg:width="2cm" svg:height="2.1cm" svg:x="16cm" svg:y="2.5cm">
          <text:p text:style-name="P1"><text:span text:style-name="T1">UART</text:span></text:p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.1cm" svg:x="10.8cm" svg:y="2.5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cm" svg:y1="3.55cm" svg:x2="12.8cm" svg:y2="3.55cm" draw:start-shape="id3" draw:start-glue-point="6" draw:end-shape="id4" draw:end-glue-point="10" svg:d="M16000 3550h-3200" svg:viewBox="0 0 3201 1">
          <text:p/>
        </draw:connector>
        <draw:frame draw:style-name="gr4" draw:text-style-name="P3" draw:layer="layout" svg:width="3cm" svg:height="0.602cm" svg:x="13.5cm" svg:y="3.498cm">
          <draw:text-box>
            <text:p><text:span text:style-name="T2">uart_tx_if</text:span></text:p>
          </draw:text-box>
        </draw:frame>
        <draw:connector draw:style-name="gr2" draw:text-style-name="P1" draw:layer="layout" svg:x1="16.293cm" svg:y1="4.293cm" svg:x2="12.507cm" svg:y2="4.293cm" draw:start-shape="id3" draw:start-glue-point="7" draw:end-shape="id4" draw:end-glue-point="9" svg:d="M16293 4293h-3786" svg:viewBox="0 0 3787 1">
          <text:p/>
        </draw:connector>
        <draw:frame draw:style-name="gr4" draw:text-style-name="P3" draw:layer="layout" svg:width="3.6cm" svg:height="0.602cm" svg:x="12.5cm" svg:y="4.298cm">
          <draw:text-box>
            <text:p><text:span text:style-name="T2">uart_config_if (optional)</text:span></text:p>
          </draw:text-box>
        </draw:frame>
        <draw:frame draw:style-name="gr5" draw:text-style-name="P1" draw:layer="layout" svg:width="4.313cm" svg:height="0.73cm" svg:x="12.487cm" svg:y="5.2cm">
          <draw:text-box>
            <text:p text:style-name="P1"><text:span text:style-name="T1">Uart TX task lay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0T08:00:06.819288690</dc:date>
    <dc:creator>David Lacey</dc:creator>
    <meta:editing-duration>PT1H30M26S</meta:editing-duration>
    <meta:editing-cycles>5</meta:editing-cycles>
    <meta:generator>LibreOffice/4.2.7.2$Linux_X86_64 LibreOffice_project/420m0$Build-2</meta:generator>
    <meta:document-statistic meta:object-count="16"/>
  </office:meta>
</office:document-meta>
</file>